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6.96s, 0.01 req/s, 9.84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7.98s, 0.01 req/s, 9.74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94s, 0.01 req/s, 9.84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7.98s, 0.01 req/s, 9.74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7.98s, 0.01 req/s, 9.74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8.04s, 0.01 req/s, 9.73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6.91s, 0.01 req/s, 9.84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8.02s, 0.01 req/s, 9.73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8.05s, 0.01 req/s, 9.73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8.01s, 0.01 req/s, 9.73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2:21:57.824872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2:23:50.882435727</dc:date>
    <meta:editing-duration>PT11M27S</meta:editing-duration>
    <meta:editing-cycles>3</meta:editing-cycles>
    <meta:generator>LibreOffice/6.4.6.2$Linux_X86_64 LibreOffice_project/40$Build-2</meta:generator>
    <meta:document-statistic meta:table-count="1" meta:cell-count="23" meta:object-count="0"/>
  </office:meta>
</office:document-meta>
</file>